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 Mono" svg:font-family="'Input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6.43mm"/>
    </style:style>
    <style:style style:name="co2" style:family="table-column">
      <style:table-column-properties fo:break-before="auto" style:column-width="22.51mm"/>
    </style:style>
    <style:style style:name="co3" style:family="table-column">
      <style:table-column-properties fo:break-before="auto" style:column-width="73.15mm"/>
    </style:style>
    <style:style style:name="co4" style:family="table-column">
      <style:table-column-properties fo:break-before="auto" style:column-width="89.68mm"/>
    </style:style>
    <style:style style:name="co5" style:family="table-column">
      <style:table-column-properties fo:break-before="auto" style:column-width="188.8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2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00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00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5">
      <style:table-cell-properties fo:padding="0.71mm"/>
    </style:style>
    <style:style style:name="ce10" style:family="table-cell" style:parent-style-name="Default" style:data-style-name="N0">
      <style:table-cell-properties fo:padding="0.71mm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00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vertical-align="middle"/>
      <style:text-properties style:use-window-font-color="true" style:font-name="Input Mono" fo:font-weight="bold" style:font-weight-asian="bold" style:font-weight-complex="bold"/>
    </style:style>
    <style:style style:name="ce28" style:family="table-cell" style:parent-style-name="Default">
      <style:table-cell-properties style:vertical-align="middle"/>
      <style:text-properties style:use-window-font-color="true" style:font-name="Input Mono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font-name="Input Mono" fo:font-weight="normal" style:font-weight-asian="normal" style:font-weight-complex="normal"/>
    </style:style>
    <style:style style:name="ce30" style:family="table-cell" style:parent-style-name="Default"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fo:font-size="12pt" fo:language="none" fo:country="none" fo:font-weight="normal" style:font-size-asian="12pt" style:language-asian="none" style:country-asian="none" style:font-weight-asian="normal" style:font-size-complex="12pt" style:language-complex="none" style:country-complex="none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Input Mono"/>
    </style:style>
    <style:style style:name="T2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="Arial"/>
    </style:style>
    <style:style style:name="T3" style:family="text">
      <style:text-properties style:font-name="Input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5" style:family="text">
      <style:text-properties style:font-name="Input Mono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Arial" style:font-weight-asian="normal" style:font-weight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Input 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sks 19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default-cell-style-name="ce1"/>
        <table:table-column table:style-name="co2" table:visibility="collapse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45" table:default-cell-style-name="ce1"/>
        <table:table-column table:style-name="co2" table:number-columns-repeated="76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sk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s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s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s 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s 6</text:p>
          </table:table-cell>
          <table:table-cell office:value-type="string" calcext:value-type="string">
            <text:p>Оценка</text:p>
          </table:table-cell>
          <table:table-cell table:style-name="ce11" office:value-type="string" calcext:value-type="string">
            <text:p>Тип</text:p>
          </table:table-cell>
          <table:table-cell office:value-type="string" calcext:value-type="string">
            <text:p>Сюжет</text:p>
          </table:table-cell>
          <table:table-cell office:value-type="string" calcext:value-type="string">
            <text:p>Коммент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T-05_Patterns</text:p>
          </table:table-cell>
          <table:table-cell table:number-columns-repeated="4"/>
          <table:table-cell table:style-name="ce7"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T-06_Feast</text:p>
          </table:table-cell>
          <table:table-cell table:number-columns-repeated="4"/>
          <table:table-cell table:style-name="ce7" table:number-columns-repeated="6"/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Schedu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3_Willows_and_Poplars</text:p>
          </table:table-cell>
          <table:table-cell table:number-columns-repeated="8"/>
          <table:table-cell table:style-name="ce7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4_Friendship_Bracelets</text:p>
          </table:table-cell>
          <table:table-cell table:number-columns-repeated="4"/>
          <table:table-cell table:style-name="ce7"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ммат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5_Cakes_and_Neighbours</text:p>
          </table:table-cell>
          <table:table-cell table:number-columns-repeated="6"/>
          <table:table-cell table:style-name="ce7"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6_Lumber_Mill</text:p>
          </table:table-cell>
          <table:table-cell table:number-columns-repeated="8"/>
          <table:table-cell table:style-name="ce7"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втомат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_05_Seating_Plan</text:p>
          </table:table-cell>
          <table:table-cell table:number-columns-repeated="4"/>
          <table:table-cell table:style-name="ce7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Choose 1</text:p>
          </table:table-cell>
          <table:table-cell table:style-name="ce2" office:value-type="string" calcext:value-type="string">
            <text:p>Порядок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-02_Swapping_Cats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ерестанов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-04_Byber_Path</text:p>
          </table:table-cell>
          <table:table-cell table:number-columns-repeated="4"/>
          <table:table-cell table:style-name="ce7" table:number-columns-repeated="4"/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-06_Triple_Trouble</text:p>
          </table:table-cell>
          <table:table-cell table:number-columns-repeated="8"/>
          <table:table-cell table:style-name="ce7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-10_Chiffre_from_the_Eldbeavers</text:p>
          </table:table-cell>
          <table:table-cell table:number-columns-repeated="4"/>
          <table:table-cell table:style-name="ce7" table:number-columns-repeated="6"/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Шифр</text:p>
          </table:table-cell>
          <table:table-cell office:value-type="string" calcext:value-type="string">
            <text:p>на английском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H-11d_Cloud_communication</text:p>
          </table:table-cell>
          <table:table-cell table:number-columns-repeated="4"/>
          <table:table-cell table:style-name="ce7" table:number-columns-repeated="6"/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style-name="ce2" office:value-type="string" calcext:value-type="string">
            <text:p>сложность??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-13d_Stamp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table:style-name="ce13" office:value-type="string" calcext:value-type="string">
            <text:p>Граф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-18_Lido</text:p>
          </table:table-cell>
          <table:table-cell table:number-columns-repeated="2"/>
          <table:table-cell table:style-name="ce7" office:value-type="string" calcext:value-type="string">
            <text:p>Medium</text:p>
          </table:table-cell>
          <table:table-cell table:style-name="ce7" table:number-columns-repeated="3"/>
          <table:table-cell table:number-columns-repeated="6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N-01_Candy_Equalization</text:p>
          </table:table-cell>
          <table:table-cell table:number-columns-repeated="4"/>
          <table:table-cell table:style-name="ce7" table:number-columns-repeated="6"/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цесс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N-03a_Colorful_Chinese_Character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 table:number-columns-repeated="3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Шифр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Y-02_Zacs_House_and_the_Tree_Trunks</text:p>
          </table:table-cell>
          <table:table-cell table:number-columns-repeated="6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 table:number-columns-repeated="2"/>
          <table:table-cell table:style-name="ce6"/>
          <table:table-cell table:style-name="ce6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Клет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Y-04_Beavers_Dance_Contest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лов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-04_Cleaning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-05_Trap_Island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-08_Superstar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-03_Breaking_into_the_school_library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-04_Scientists_in_the_Lab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лгоритм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-05_Lets_decorat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-02_My_Animals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Medium</text:p>
          </table:table-cell>
          <table:table-cell table:style-name="ce7"/>
          <table:table-cell table:number-columns-repeated="8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-04_Meal_planning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Schedul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-06_Cryptic_language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-09_Rangoli_desig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Комбинатори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-12_Birthday_Cak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-18_Fifo_sock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P-03_Quipu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Inf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P-04_Btaros_Shopping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Binary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JP-05_Packing_machine</text:p>
          </table:table-cell>
          <table:table-cell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4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Stack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R-01_Scratch_art_paper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и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R-05_Machine_Embroidery</text:p>
          </table:table-cell>
          <table:table-cell table:number-columns-repeated="4"/>
          <table:table-cell table:style-name="ce7" table:number-columns-repeated="2"/>
          <table:table-cell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Недооцене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R-06b_Filling_Boxes</text:p>
          </table:table-cell>
          <table:table-cell table:number-columns-repeated="2"/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Комбинатори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R-07_Hamburger_Party</text:p>
          </table:table-cell>
          <table:table-cell table:number-columns-repeated="12"/>
          <table:table-cell table:style-name="ce10"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T-03_Carpeting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втомат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T-08_Making_Stitches</text:p>
          </table:table-cell>
          <table:table-cell table:number-columns-repeated="2"/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втомат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T-09_Lockers_and_Coding</text:p>
          </table:table-cell>
          <table:table-cell table:number-columns-repeated="6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Binary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Y-02_Digital_Number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Binar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Y-04_Arranging_Balls</text:p>
          </table:table-cell>
          <table:table-cell office:value-type="string" calcext:value-type="string">
            <text:p>Hard</text:p>
          </table:table-cell>
          <table:table-cell/>
          <table:table-cell table:style-name="ce7" office:value-type="string" calcext:value-type="string">
            <text:p>Medium</text:p>
          </table:table-cell>
          <table:table-cell table:style-name="ce7" table:number-columns-repeated="3"/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ортиров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L-02_Fake_News</text:p>
          </table:table-cell>
          <table:table-cell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4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L-05_Water_sorting</text:p>
          </table:table-cell>
          <table:table-cell table:number-columns-repeated="10"/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цесс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-01_Candy_Shop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s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ортировка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-02_Light_Buttons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ампочки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K-04_BeeHive</text:p>
          </table:table-cell>
          <table:table-cell table:number-columns-repeated="6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 table:number-columns-repeated="2"/>
          <table:table-cell table:style-name="ce6"/>
          <table:table-cell table:style-name="ce6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Клет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K-07_Classifier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O-03_Glass_recycle</text:p>
          </table:table-cell>
          <table:table-cell table:number-columns-repeated="8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хем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-04b_Crossroads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O-05_Arranging_cubes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ерестанов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S-02_Snow_removal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style-name="ce7" office:value-type="string" calcext:value-type="string">
            <text:p>надо уточнить про 100 метров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-06_Conveyor_belt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лгоритм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-01_Plates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Choose 1</text:p>
          </table:table-cell>
          <table:table-cell office:value-type="string" calcext:value-type="string">
            <text:p>Сортиров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-07_Recover_my_robot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-03_Space_Travelling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K-01_Colourful_rout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K-02_Way_Home</text:p>
          </table:table-cell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Маршрут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k-03_Which_Tower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Переоценена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-02_Guiding_a_friend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-06_Beaver_Family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-07_Bus_Schedule</text:p>
          </table:table-cell>
          <table:table-cell table:number-columns-repeated="6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Schedu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-02_Image_representation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-04_Golfer_bebras</text:p>
          </table:table-cell>
          <table:table-cell table:number-columns-repeated="2"/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Усложнить и сделать инпут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-04_Box_of_Balls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стек</text:p>
          </table:table-cell>
          <table:table-cell office:value-type="string" calcext:value-type="string">
            <text:p>можно задать вопрос про миниму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W-05b_Saf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.5" calcext:value-type="float">
            <text:p>4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окружность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A-01a_Permutations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ерестанов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-06_Laughing_Beavers</text:p>
          </table:table-cell>
          <table:table-cell table:number-columns-repeated="2"/>
          <table:table-cell table:style-name="ce7" office:value-type="string" calcext:value-type="string">
            <text:p>Easy</text:p>
          </table:table-cell>
          <table:table-cell table:style-name="ce7"/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N-01_Beavers_Sambe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аттерны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N-04_Coding_map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7_Greener_Flight_Routes</text:p>
          </table:table-cell>
          <table:table-cell table:number-columns-repeated="8"/>
          <table:table-cell table:style-name="ce7" table:number-columns-repeated="4"/>
          <table:table-cell office:value-type="float" office:value="3.5" calcext:value-type="float">
            <text:p>3,5</text:p>
          </table:table-cell>
          <table:table-cell office:value-type="string" calcext:value-type="string">
            <text:p>Choose 1/Input</text:p>
          </table:table-cell>
          <table:table-cell office:value-type="string" calcext:value-type="string">
            <text:p>Остовное дерево</text:p>
          </table:table-cell>
          <table:table-cell office:value-type="string" calcext:value-type="string">
            <text:p>Сложность завыше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S-01_Binary_bulbs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3.5" calcext:value-type="float">
            <text:p>3,5</text:p>
          </table:table-cell>
          <table:table-cell office:value-type="string" calcext:value-type="string">
            <text:p>Chose 1</text:p>
          </table:table-cell>
          <table:table-cell office:value-type="string" calcext:value-type="string">
            <text:p>Шифр</text:p>
          </table:table-cell>
          <table:table-cell office:value-type="string" calcext:value-type="string">
            <text:p>на английс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T-07_Wizard-Bebraxus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 table:number-columns-repeated="5"/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Чётность</text:p>
          </table:table-cell>
          <table:table-cell/>
          <table:table-cell office:value-type="string" calcext:value-type="string">
            <text:p>Клик по правильной клетк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_05b_Seating_Plan</text:p>
          </table:table-cell>
          <table:table-cell table:number-columns-repeated="6"/>
          <table:table-cell table:style-name="ce7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Порядок</text:p>
          </table:table-cell>
          <table:table-cell/>
          <table:table-cell office:value-type="string" calcext:value-type="string">
            <text:p>Подвинуть буквы на места ddlib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3b_Beavercoins</text:p>
          </table:table-cell>
          <table:table-cell table:number-columns-repeated="2"/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Двоичная</text:p>
          </table:table-cell>
          <table:table-cell/>
          <table:table-cell office:value-type="string" calcext:value-type="string">
            <text:p>натаскать монеток, подписать сумму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-04e_Colorful_Flag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 table:number-columns-repeated="5"/>
          <table:table-cell table:number-columns-repeated="4"/>
          <table:table-cell office:value-type="float" office:value="3.5" calcext:value-type="float">
            <text:p>3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Паттерны</text:p>
          </table:table-cell>
          <table:table-cell/>
          <table:table-cell office:value-type="string" calcext:value-type="string">
            <text:p>накликать диаграмму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Z-04_Railway_electrification</text:p>
          </table:table-cell>
          <table:table-cell table:number-columns-repeated="12"/>
          <table:table-cell office:value-type="float" office:value="2.5" calcext:value-type="float">
            <text:p>2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Промежутки</text:p>
          </table:table-cell>
          <table:table-cell/>
          <table:table-cell office:value-type="string" calcext:value-type="string">
            <text:p>натаскать выражений в ячейки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-03_Watched</text:p>
          </table:table-cell>
          <table:table-cell table:number-columns-repeated="6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Графика</text:p>
          </table:table-cell>
          <table:table-cell/>
          <table:table-cell office:value-type="string" calcext:value-type="string">
            <text:p>натаскать квадраты в позиции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T-07_Snowmen_and_Hats</text:p>
          </table:table-cell>
          <table:table-cell table:number-columns-repeated="2"/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Сортировка</text:p>
          </table:table-cell>
          <table:table-cell/>
          <table:table-cell office:value-type="string" calcext:value-type="string">
            <text:p>перетаскать для сопоставления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O-04_Crossroads</text:p>
          </table:table-cell>
          <table:table-cell table:number-columns-repeated="2"/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Граф</text:p>
          </table:table-cell>
          <table:table-cell/>
          <table:table-cell office:value-type="string" calcext:value-type="string">
            <text:p>натаскать в правильные позиции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-04_Drawing_Triplets</text:p>
          </table:table-cell>
          <table:table-cell table:number-columns-repeated="8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0" office:value-type="float" office:value="4.5" calcext:value-type="float">
            <text:p>4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ogo</text:p>
          </table:table-cell>
          <table:table-cell/>
          <table:table-cell office:value-type="string" calcext:value-type="string">
            <text:p>перетаскать для сопоставления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A-02_Shapes</text:p>
          </table:table-cell>
          <table:table-cell table:number-columns-repeated="8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грамматика</text:p>
          </table:table-cell>
          <table:table-cell/>
          <table:table-cell office:value-type="string" calcext:value-type="string">
            <text:p>программирование просто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S-02_Not_True</text:p>
          </table:table-cell>
          <table:table-cell table:number-columns-repeated="8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Логика</text:p>
          </table:table-cell>
          <table:table-cell/>
          <table:table-cell office:value-type="string" calcext:value-type="string">
            <text:p>выбрать k из 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S-04_Boxes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Алгоритм</text:p>
          </table:table-cell>
          <table:table-cell office:value-type="string" calcext:value-type="string">
            <text:p>Переоценена?</text:p>
          </table:table-cell>
          <table:table-cell office:value-type="string" calcext:value-type="string">
            <text:p>натаскать в правильные позиции (есть код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S-05_Rabbit_in_the_Forest</text:p>
          </table:table-cell>
          <table:table-cell table:style-name="ce6" office:value-type="string" calcext:value-type="string">
            <text:p>Easy</text:p>
          </table:table-cell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8"/>
          <table:table-cell office:value-type="float" office:value="3.5" calcext:value-type="float">
            <text:p>3,5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Недооценена</text:p>
          </table:table-cell>
          <table:table-cell office:value-type="string" calcext:value-type="string">
            <text:p>выбрать одну правильную клетку в таблиц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-05_Rotate</text:p>
          </table:table-cell>
          <table:table-cell table:number-columns-repeated="10"/>
          <table:table-cell table:style-name="ce4" table:number-columns-repeated="2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Dynamic???</text:p>
          </table:table-cell>
          <table:table-cell table:number-columns-repeated="2"/>
          <table:table-cell office:value-type="string" calcext:value-type="string">
            <text:p>МОЯ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ID-02_My_Animals***</text:p>
          </table:table-cell>
          <table:table-cell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8"/>
          <table:table-cell office:value-type="float" office:value="4.5" calcext:value-type="float">
            <text:p>4,5</text:p>
          </table:table-cell>
          <table:table-cell office:value-type="string" calcext:value-type="string">
            <text:p>Dynamic*</text:p>
          </table:table-cell>
          <table:table-cell office:value-type="string" calcext:value-type="string">
            <text:p>Граф</text:p>
          </table:table-cell>
          <table:table-cell/>
          <table:table-cell office:value-type="string" calcext:value-type="string">
            <text:p>натаскать, но с хитрой проверкой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-08_Beaver_network</text:p>
          </table:table-cell>
          <table:table-cell table:number-columns-repeated="6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ynamic*</text:p>
          </table:table-cell>
          <table:table-cell office:value-type="string" calcext:value-type="string">
            <text:p>поток</text:p>
          </table:table-cell>
          <table:table-cell office:value-type="string" calcext:value-type="string">
            <text:p>Переоценена?</text:p>
          </table:table-cell>
          <table:table-cell office:value-type="string" calcext:value-type="string">
            <text:p>обычный inpu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T-03_Counter</text:p>
          </table:table-cell>
          <table:table-cell table:number-columns-repeated="4"/>
          <table:table-cell table:style-name="ce7" table:number-columns-repeated="2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inar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E-02_Danger</text:p>
          </table:table-cell>
          <table:table-cell table:number-columns-repeated="6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-01_Special_Towers</text:p>
          </table:table-cell>
          <table:table-cell table:number-columns-repeated="2"/>
          <table:table-cell table:style-name="ce7" office:value-type="string" calcext:value-type="string">
            <text:p>Hard</text:p>
          </table:table-cell>
          <table:table-cell table:style-name="ce7" table:number-columns-repeated="5"/>
          <table:table-cell table:number-columns-repeated="4"/>
          <table:table-cell office:value-type="float" office:value="3.5" calcext:value-type="float">
            <text:p>3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орядок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-03_Language_Detection</text:p>
          </table:table-cell>
          <table:table-cell table:number-columns-repeated="6"/>
          <table:table-cell table:style-name="ce7" table:number-columns-repeated="2"/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Слова</text:p>
          </table:table-cell>
          <table:table-cell office:value-type="string" calcext:value-type="string">
            <text:p>я усложнил и заменил choose1 на inpu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-12b_Classification_Yard</text:p>
          </table:table-cell>
          <table:table-cell table:number-columns-repeated="8"/>
          <table:table-cell table:style-name="ce7" table:number-columns-repeated="4"/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Сортиров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Y-01_Olive_Farm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Клет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Z-03c_Rescue_Mission</text:p>
          </table:table-cell>
          <table:table-cell table:number-columns-repeated="8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og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-02_Push_Away_Parking</text:p>
          </table:table-cell>
          <table:table-cell table:number-columns-repeated="2"/>
          <table:table-cell table:style-name="ce4" office:value-type="string" calcext:value-type="string">
            <text:p>Hard</text:p>
          </table:table-cell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арков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-02_Bag_of_candies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Алгоритм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D-01_Way_to_go_Home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Игр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-03_Aircraft_Scheduling</text:p>
          </table:table-cell>
          <table:table-cell table:number-columns-repeated="10"/>
          <table:table-cell table:style-name="ce7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надо перерисовывать карту!!”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R-04_Glass_Slipper_Buying_Shoes</text:p>
          </table:table-cell>
          <table:table-cell table:number-columns-repeated="6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f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T-01_Mice_party</text:p>
          </table:table-cell>
          <table:table-cell table:number-columns-repeated="10"/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оток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T-02_Many_Beavers</text:p>
          </table:table-cell>
          <table:table-cell table:number-columns-repeated="10"/>
          <table:table-cell table:style-name="ce9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оток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t-05_Word_Coding</text:p>
          </table:table-cell>
          <table:table-cell table:number-columns-repeated="12"/>
          <table:table-cell office:value-type="float" office:value="3.5" calcext:value-type="float">
            <text:p>3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Слова</text:p>
          </table:table-cell>
          <table:table-cell office:value-type="string" calcext:value-type="string">
            <text:p>Крутая задача про падающие шарик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T-06_Ants_in_Swamp</text:p>
          </table:table-cell>
          <table:table-cell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7" table:number-columns-repeated="2"/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поток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L-03_By_Car_Or_By_Train</text:p>
          </table:table-cell>
          <table:table-cell table:number-columns-repeated="10"/>
          <table:table-cell table:style-name="ce7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Оптимизация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_01_Visits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</text:p>
          </table:table-cell>
          <table:table-cell office:value-type="string" calcext:value-type="string">
            <text:p>Переоценена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_02_Red_Riding_Hood</text:p>
          </table:table-cell>
          <table:table-cell table:number-columns-repeated="8"/>
          <table:table-cell table:style-name="ce6"/>
          <table:table-cell table:style-name="ce6" office:value-type="float" office:value="2" calcext:value-type="float">
            <text:p>2</text:p>
          </table:table-cell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Клетки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U-02_Video_Compression</text:p>
          </table:table-cell>
          <table:table-cell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ика</text:p>
          </table:table-cell>
          <table:table-cell office:value-type="string" calcext:value-type="string">
            <text:p>Это же математика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-06_Storehouses</text:p>
          </table:table-cell>
          <table:table-cell table:number-columns-repeated="10"/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Алгоритм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I-02_Spoiled_Beavers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K-02_Flight_Connections</text:p>
          </table:table-cell>
          <table:table-cell table:number-columns-repeated="8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</text:p>
          </table:table-cell>
          <table:table-cell office:value-type="string" calcext:value-type="string">
            <text:p>граф неявно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N-05_Bridges_and_Islands</text:p>
          </table:table-cell>
          <table:table-cell table:number-columns-repeated="4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Граф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R-02_Movie_Theater_Seats</text:p>
          </table:table-cell>
          <table:table-cell office:value-type="string" calcext:value-type="string">
            <text:p>Hard</text:p>
          </table:table-cell>
          <table:table-cell/>
          <table:table-cell table:style-name="ce8" office:value-type="string" calcext:value-type="string">
            <text:p>Medium</text:p>
          </table:table-cell>
          <table:table-cell table:style-name="ce8"/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6"/>
          <table:table-cell office:value-type="float" office:value="4.5" calcext:value-type="float">
            <text:p>4,5</text:p>
          </table:table-cell>
          <table:table-cell office:value-type="string" calcext:value-type="string">
            <text:p>Input*</text:p>
          </table:table-cell>
          <table:table-cell office:value-type="string" calcext:value-type="string">
            <text:p>Логика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-11c_Cloud_communication</text:p>
          </table:table-cell>
          <table:table-cell table:number-columns-repeated="2"/>
          <table:table-cell table:style-name="ce7" office:value-type="string" calcext:value-type="string">
            <text:p>Medium</text:p>
          </table:table-cell>
          <table:table-cell table:style-name="ce7" table:number-columns-repeated="3"/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Multiple Choice</text:p>
          </table:table-cell>
          <table:table-cell office:value-type="string" calcext:value-type="string">
            <text:p>Паттерны</text:p>
          </table:table-cell>
          <table:table-cell office:value-type="string" calcext:value-type="string">
            <text:p>сложность???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UA-02 US-02 TH-08 AT-03 BE-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Y-02 PK-04 SK-04 CZ-03c KR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-05 LT-01 RU-06 UK-02</text:p>
          </table:table-cell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распределение" table:style-name="ta2">
        <office:forms form:automatic-focus="false" form:apply-design-mode="false"/>
        <table:table-column table:style-name="co5" table:default-cell-style-name="ce28"/>
        <table:table-column table:style-name="co6" table:number-columns-repeated="2" table:default-cell-style-name="Default"/>
        <table:table-column table:style-name="co7" table:default-cell-style-name="Default"/>
        <table:table-row table:style-name="ro3">
          <table:table-cell table:style-name="ce27" office:value-type="string" calcext:value-type="string">
            <text:p>1-2</text:p>
          </table:table-cell>
          <table:table-cell table:style-name="ce32" table:number-columns-repeated="2"/>
          <table:table-cell table:style-name="ce32" office:value-type="string" calcext:value-type="string">
            <text:p>1 и 2 классы, Бобёр 2019</text:p>
          </table:table-cell>
        </table:table-row>
        <table:table-row table:style-name="ro3">
          <table:table-cell office:value-type="string" calcext:value-type="string">
            <text:p><text:span text:style-name="T1">1 random from </text:span><text:span text:style-name="T2">PK-01</text:span> in /bebras2015-problems-upload/2019</text:p>
          </table:table-cell>
          <table:table-cell table:number-columns-repeated="2"/>
          <table:table-cell office:value-type="string" calcext:value-type="string">
            <text:p>2019-11-7, 00:00</text:p>
          </table:table-cell>
        </table:table-row>
        <table:table-row table:style-name="ro3">
          <table:table-cell table:style-name="ce29" office:value-type="string" calcext:value-type="string">
            <text:p><text:span text:style-name="T3">4 random from </text:span><text:span text:style-name="T4">DE-04 KR-01 SI-03 US-05 </text:span>in /bebras2015-problems-upload/2019</text:p>
          </table:table-cell>
          <table:table-cell table:number-columns-repeated="2"/>
          <table:table-cell office:value-type="string" calcext:value-type="string">
            <text:p>2019-11-15, 23:59</text:p>
          </table:table-cell>
        </table:table-row>
        <table:table-row table:style-name="ro3">
          <table:table-cell office:value-type="string" calcext:value-type="string">
            <text:p><text:span text:style-name="T3">4 random from </text:span><text:span text:style-name="T4">ID-02 RU-01 SK-03 TW-04 </text:span>in /bebras2015-problems-upload/2019</text:p>
          </table:table-cell>
          <table:table-cell table:number-columns-repeated="2"/>
          <table:table-cell office:value-type="string" calcext:value-type="string">
            <text:p>2019-12-02, 00:00</text:p>
          </table:table-cell>
        </table:table-row>
        <table:table-row table:style-name="ro3">
          <table:table-cell table:style-name="ce27" office:value-type="string" calcext:value-type="string">
            <text:p>3-4</text:p>
          </table:table-cell>
          <table:table-cell table:style-name="ce32" table:number-columns-repeated="3"/>
        </table:table-row>
        <table:table-row table:style-name="ro3">
          <table:table-cell office:value-type="string" calcext:value-type="string">
            <text:p>5 random from DE-04 KR-01 PK-01 SK-03 US-05 in /bebras2015-problems-upload/2019</text:p>
          </table:table-cell>
          <table:table-cell table:number-columns-repeated="2"/>
          <table:table-cell office:value-type="string" calcext:value-type="string">
            <text:p>[ <text:s text:c="2"/>"participant~grade=1", <text:s text:c="2"/>"participant~grade=2" ]</text:p>
          </table:table-cell>
        </table:table-row>
        <table:table-row table:style-name="ro3">
          <table:table-cell office:value-type="string" calcext:value-type="string">
            <text:p><text:span text:style-name="T3">5 random from </text:span><text:span text:style-name="T4">KR-06b RU-01 TR-04 TW-04 CH-03b</text:span> 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5">5 random from </text:span><text:span text:style-name="T6">LT-08 LT_07 RO-04 ID-02 DE-02 </text:span>in /bebras2015-problems-upload/2019</text:p>
          </table:table-cell>
          <table:table-cell table:number-columns-repeated="3"/>
        </table:table-row>
        <table:table-row table:style-name="ro3">
          <table:table-cell table:style-name="ce27" office:value-type="string" calcext:value-type="string">
            <text:p>5-6</text:p>
          </table:table-cell>
          <table:table-cell table:style-name="ce32" table:number-columns-repeated="3"/>
        </table:table-row>
        <table:table-row table:style-name="ro3">
          <table:table-cell office:value-type="string" calcext:value-type="string">
            <text:p><text:span text:style-name="T3">5 random from </text:span><text:span text:style-name="T4">KR-06b SI-03 T-04 TW-04 CH-03b </text:span>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3">5 random from </text:span><text:span text:style-name="T4">LT-08 LT-07 RO-04 DE-02 VN-05</text:span> 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3">5 random from </text:span><text:span text:style-name="T4">JP-05 NL-02 LT-06 RU-02 KR-02</text:span> in /bebras2015-problems-upload/2019</text:p>
          </table:table-cell>
          <table:table-cell table:number-columns-repeated="3"/>
        </table:table-row>
        <table:table-row table:style-name="ro3">
          <table:table-cell table:style-name="ce27" office:value-type="string" calcext:value-type="string">
            <text:p>7-8</text:p>
          </table:table-cell>
          <table:table-cell table:style-name="ce32" table:number-columns-repeated="3"/>
        </table:table-row>
        <table:table-row table:style-name="ro3">
          <table:table-cell office:value-type="string" calcext:value-type="string">
            <text:p><text:span text:style-name="T3">5 random from </text:span><text:span text:style-name="T4">CN-03a LT-08 LT-09 TH-07 VN-05 </text:span>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3">5 random from </text:span><text:span text:style-name="T4">JP-05 NL-02 DE-03 BE-02 RU-02 </text:span>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3">5 random from </text:span><text:span text:style-name="T4">CY-02 PK-04 TH-08 AT-03 KR-04 </text:span>in /bebras2015-problems-upload/2019</text:p>
          </table:table-cell>
          <table:table-cell table:number-columns-repeated="3"/>
        </table:table-row>
        <table:table-row table:style-name="ro3">
          <table:table-cell table:style-name="ce27" office:value-type="string" calcext:value-type="string">
            <text:p>9-10</text:p>
          </table:table-cell>
          <table:table-cell table:style-name="ce32" table:number-columns-repeated="3"/>
        </table:table-row>
        <table:table-row table:style-name="ro3">
          <table:table-cell office:value-type="string" calcext:value-type="string">
            <text:p><text:span text:style-name="T3">5 random from </text:span><text:span text:style-name="T4">RO-03 DE-03 BE-02 LT-06 RU-02 </text:span>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3">5 random from </text:span><text:span text:style-name="T4">UA-02 US-02 TH-08 AT-03 RO-02 </text:span>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3">5 random from </text:span><text:span text:style-name="T4">KR-05 SK-04 CZ-03c KR-04 UK-02 </text:span>in /bebras2015-problems-upload/2019</text:p>
          </table:table-cell>
          <table:table-cell table:number-columns-repeated="3"/>
        </table:table-row>
        <table:table-row table:style-name="ro3">
          <table:table-cell table:style-name="ce27" office:value-type="string" calcext:value-type="string">
            <text:p>11</text:p>
          </table:table-cell>
          <table:table-cell table:style-name="ce32" table:number-columns-repeated="3"/>
        </table:table-row>
        <table:table-row table:style-name="ro3">
          <table:table-cell office:value-type="string" calcext:value-type="string">
            <text:p><text:span text:style-name="T3">5 random </text:span><text:span text:style-name="T4">UA-02 US-02 TH-08 AT-03 BE-02 </text:span><text:span text:style-name="T7">from </text:span><text:span text:style-name="T4">UA-02 US-02 TH-08 AT-03 BE-02</text:span> 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3">5 random </text:span><text:span text:style-name="T4">CY-02 PK-04 SK-04 CZ-03c KR-04</text:span><text:span text:style-name="T7"> from </text:span><text:span text:style-name="T4">CY-02 PK-04 SK-04 CZ-03c KR-04</text:span> in /bebras2015-problems-upload/2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span text:style-name="T1">4 random </text:span><text:span text:style-name="T2">NL-05 LT-01 RU-06 UK-02</text:span><text:span text:style-name="T1"> from </text:span><text:span text:style-name="T2">NL-05 LT-01 RU-06 UK-02</text:span> in /bebras2015-problems-upload/2019</text:p>
          </table:table-cell>
          <table:table-cell table:number-columns-repeated="3"/>
        </table:table-row>
        <table:table-row table:style-name="ro3" table:number-rows-repeated="5">
          <table:table-cell table:style-name="Default"/>
          <table:table-cell table:number-columns-repeated="3"/>
        </table:table-row>
        <table:table-row table:style-name="ro3">
          <table:table-cell table:style-name="Default" office:value-type="string" calcext:value-type="string">
            <text:p>задачи на ввод, потом динамические задачи</text:p>
          </table:table-cell>
          <table:table-cell table:number-columns-repeated="3"/>
        </table:table-row>
        <table:table-row table:style-name="ro4">
          <table:table-cell table:style-name="ce30" office:value-type="string" calcext:value-type="string">
            <text:p>problems BE-01 IL-02 LT-08 MY-08 NL-02 RO-07 TW-03a US-04 VN-04 ZA-01 IR-05x in /bebras2015-problems-upload/2019</text:p>
          </table:table-cell>
          <table:table-cell table:number-columns-repeated="3"/>
        </table:table-row>
        <table:table-row table:style-name="ro5">
          <table:table-cell table:style-name="ce31" office:value-type="string" calcext:value-type="string">
            <text:p>problems RU-01 CA-03a CH-05 DE-05 DE-06 DE-07 HR-08 HU-01 HU-07 IT-01a IT-05 KR-05 LT-07 RO-06 SK-04 SK-07 SP-02 in /bebras2015-problems-upload/2019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tasks 19'.C1:'tasks 19'.M1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put Mono" svg:font-family="'Input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 number:style="long"/>
      <number:text>.</number:text>
      <number:day number:style="long"/>
      <number:text>.</number:text>
      <number:year/>
    </number:date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date-style style:name="N117">
      <number:day/>
      <number:text>-</number:text>
      <number:month/>
    </number:date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8P0"/>
    </number:currency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fill-character> </loext:fill-character>
      <number:text>-    </number:text>
    </number:number-style>
    <number:text-style style:name="N10121" number:language="de" number:country="DE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fill-character> </loext:fill-character>
      <number:text>- € </number:text>
    </number:number-style>
    <number:text-style style:name="N10122" number:language="de" number:country="DE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5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5P2" style:volatile="true" number:language="de" number:country="DE">
      <loext:text> </loext:text>
      <loext:fill-character> </loext:fill-character>
      <number:text>-    </number:text>
    </number:number-style>
    <number:text-style style:name="N10125" number:language="de" number:country="DE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6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6P2" style:volatile="true" number:language="de" number:country="DE">
      <loext:text> </loext:text>
      <loext:fill-character> </loext:fill-character>
      <number:text>- € </number:text>
    </number:number-style>
    <number:text-style style:name="N10126" number:language="de" number:country="D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7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8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2" style:display-name="Accent 1 2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1_20_3" style:display-name="Accent 1 3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2" style:display-name="Accent 2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3" style:display-name="Accent 2 3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2" style:display-name="Accent 3 2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3_20_3" style:display-name="Accent 3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5" style:display-name="Accent 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6" style:display-name="Accent 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2" style:display-name="Error 2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3" style:display-name="Error 3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2" style:display-name="Footnote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Footnote_20_3" style:display-name="Footnote 3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1_20_2" style:display-name="Heading 1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1_20_3" style:display-name="Heading 1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2_20_2" style:display-name="Heading 2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2_20_3" style:display-name="Heading 2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eading_20_5" style:display-name="Heading 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yperlink_20_1" style:display-name="Hyperlink 1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yperlink_20_2" style:display-name="Hyperlink 2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yperlink_20_3" style:display-name="Hyperlink 3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2" style:display-name="Status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3" style:display-name="Status 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2" style:display-name="Text 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3" style:display-name="Text 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2" style:display-name="Warning 2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3" style:display-name="Warning 3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.00.0000</text:date>, <text:time style:data-style-name="N2" text:time-value="05:53:20.13242892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3:29:16.478904800</meta:creation-date>
    <dc:date>2019-10-31T15:54:12.009890660</dc:date>
    <meta:editing-cycles>97</meta:editing-cycles>
    <meta:editing-duration>P4DT19H41M39S</meta:editing-duration>
    <meta:generator>LibreOffice/6.2.7.1$Linux_X86_64 LibreOffice_project/20$Build-1</meta:generator>
    <meta:document-statistic meta:table-count="2" meta:cell-count="677" meta:object-count="0"/>
  </office:meta>
</office:document-meta>
</file>